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text-properties officeooo:paragraph-rsid="00217800"/>
    </style:style>
    <style:style style:name="P2" style:family="paragraph" style:parent-style-name="Heading_20_2">
      <style:text-properties officeooo:paragraph-rsid="00217800"/>
    </style:style>
    <style:style style:name="T1" style:family="text">
      <style:text-properties fo:language="en" fo:country="US"/>
    </style:style>
    <style:style style:name="T2" style:family="text">
      <style:text-properties fo:language="en" fo:country="US" officeooo:rsid="00217800"/>
    </style:style>
    <style:style style:name="T3" style:family="text">
      <style:text-properties officeooo:rsid="002178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span text:style-name="T3">April</text:span> 201<text:span text:style-name="T3">5</text:span> Newsletter</text:h>
      <text:p text:style-name="P1"><text:span text:style-name="T1">The </text:span><text:span text:style-name="T2">functional changes this month are minor. <text:s/>There are a number of fixes for flaws in the implementation which could have confused users or left minor problems with data integrity. <text:s/>The only significant external change is to the way that images are displayed for birth registrations and census pages, which gives the user more control over the display and permits moving around within a set of images, much as if you were viewing them on a microfilm reader.</text:span></text:p>
      <text:p text:style-name="P1"><text:span text:style-name="T2">My major focus this month and for the next little while is on transcribing vital statistics registrations that are not available through Ancestry. <text:s/>I have scanned all of the birth registrations for 1914 for the counties of Lambton and Middlesex, and about half of the birth registrations for 1915 for Middlesex and put the images up on the site. <text:s/>Not all of these images have been indexed yet, but if you go to one of the images that has been indexed then you can use the new image viewer functionality to advance into the portion that have not been indexed yet. <text:s/>I invite you to transcribe any registrations that are of interest to you. <text:s/>All subscribers to the site have authorization to edit vital statistics transcriptions.</text:span><text:span text:style-name="T1"><text:line-break/><text:line-break/>As usual check out </text:span><text:a xlink:type="simple" xlink:href="http://www.jamescobban.net/MonthlyUpdates/Update2015_04.pdf" text:style-name="Internet_20_link" text:visited-style-name="Visited_20_Internet_20_Link"><text:span text:style-name="T2">April 2015 Updates to Website Functionality</text:span></text:a><text:span text:style-name="T1"> for details on the changes made to the implementation of the site during the past month.  Also check out </text:span><text:a xlink:type="simple" xlink:href="http://www.jamescobban.net/FamilyTree/showAddedIndividuals.php" text:style-name="Internet_20_link" text:visited-style-name="Visited_20_Internet_20_Link">List of Recently Added Individuals </text:a><text:span text:style-name="T1">for information on the recent growth of the tree which currently holds 8</text:span><text:span text:style-name="T2">4,493</text:span><text:span text:style-name="T1"> individuals, 23,</text:span><text:span text:style-name="T2">989</text:span><text:span text:style-name="T1"> families, 5</text:span><text:span text:style-name="T2">6,926</text:span><text:span text:style-name="T1"> events, and 2</text:span><text:span text:style-name="T2">61,015</text:span><text:span text:style-name="T1"> citations. I have also significantly updated the </text:span><text:a xlink:type="simple" xlink:href="http://www.jamescobban.net/Articles/Newsletter2013_10.pdf" office:target-frame-name="_blank" xlink:show="new" text:style-name="Internet_20_link" text:visited-style-name="Visited_20_Internet_20_Link">User Guide: Features of the Page for an Individual in the Family Tree</text:a><text:span text:style-name="T1">, and</text:span><text:a xlink:type="simple" xlink:href="http://www.jamescobban.net/Articles/IntroductionToUpdating.pdf" office:target-frame-name="_blank" xlink:show="new" text:style-name="Internet_20_link" text:visited-style-name="Visited_20_Internet_20_Link"> User Guide: Getting Started with Updating the Family Tree</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3:16.531257271</meta:creation-date>
    <dc:date>2015-04-29T12:33:15.342257454</dc:date>
    <meta:editing-duration>PT17M42S</meta:editing-duration>
    <meta:editing-cycles>3</meta:editing-cycles>
    <meta:generator>LibreOffice/4.3.3.2$Linux_X86_64 LibreOffice_project/430m0$Build-2</meta:generator>
    <meta:document-statistic meta:table-count="0" meta:image-count="0" meta:object-count="0" meta:page-count="1" meta:paragraph-count="3" meta:word-count="291" meta:character-count="1727" meta:non-whitespace-character-count="1431"/>
  </office:meta>
</office:document-meta>
</file>